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FreeSans1" svg:font-family="FreeSans" style:font-family-generic="swiss"/>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text-properties fo:font-weight="normal"/>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fo:background-color="#ffff00" style:font-weight-asian="normal" style:font-weight-complex="normal"/>
    </style:style>
    <style:style style:name="P4" style:family="paragraph" style:parent-style-name="Standard">
      <style:text-properties fo:font-weight="normal" fo:background-color="#ffff00"/>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normal" loext:padding="0in" loext:border="none"/>
    </style:style>
    <style:style style:name="T1" style:family="text">
      <style:text-properties fo:font-weight="bold" style:font-weight-asian="bold" style:font-weight-complex="bold"/>
    </style:style>
    <style:style style:name="T2" style:family="text">
      <style:text-properties fo:font-variant="normal" fo:text-transform="none" fo:letter-spacing="normal" fo:font-style="normal" loext:padding="0in" loext:border="none"/>
    </style:style>
    <style:style style:name="T3" style:family="text">
      <style:text-properties fo:font-variant="normal" fo:text-transform="none" fo:letter-spacing="normal" fo:font-style="normal" fo:background-color="#ffff00" loext:char-shading-value="0" loext:padding="0in" loext:border="none"/>
    </style:style>
    <style:style style:name="T4" style:family="text">
      <style:text-properties fo:font-variant="normal" fo:text-transform="none" fo:letter-spacing="normal" fo:font-style="normal" fo:background-color="#ffff00" loext:char-shading-value="0" loext:padding="0in" loext:border="none"/>
    </style:style>
    <style:style style:name="T5" style:family="text">
      <style:text-properties fo:font-variant="normal" fo:text-transform="none" fo:letter-spacing="normal" fo:font-style="normal" fo:font-weight="bold" style:font-weight-asian="bold" style:font-weight-complex="bold" loext:padding="0in" loext:border="none"/>
    </style:style>
    <style:style style:name="T6" style:family="text">
      <style:text-properties fo:font-variant="normal" fo:text-transform="none" style:font-name="sans-serif" fo:font-size="10.6499996185303pt" fo:letter-spacing="normal" fo:font-style="normal"/>
    </style:style>
    <style:style style:name="T7" style:family="text">
      <style:text-properties fo:font-variant="normal" fo:text-transform="none" style:font-name="sans-serif" fo:font-size="10.6499996185303pt" fo:letter-spacing="normal" fo:font-style="normal" fo:font-weight="bold" style:font-weight-asian="bold" style:font-weight-complex="bold"/>
    </style:style>
    <style:style style:name="T8" style:family="text">
      <style:text-properties fo:font-variant="normal" fo:text-transform="none" style:font-name="sans-serif" fo:font-size="10.6499996185303pt" fo:letter-spacing="normal" fo:font-style="normal" fo:background-color="#ffff00" loext:char-shading-value="0"/>
    </style:style>
    <style:style style:name="T9" style:family="text">
      <style:text-properties fo:font-variant="normal" fo:text-transform="none" style:font-name="sans-serif" fo:font-size="10.6499996185303pt" fo:letter-spacing="normal" fo:font-style="normal" loext:padding="0in" loext:border="none"/>
    </style:style>
    <style:style style:name="T10" style:family="text">
      <style:text-properties style:font-weight-asian="normal" style:font-weight-complex="normal"/>
    </style:style>
    <style:style style:name="T11"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lab Page 2</text:p>
      <text:p text:style-name="Standard"/>
      <text:p text:style-name="P5">There are several types of storage which can be accessed with Kubernetes, with flexibility of storage being essential to scalability. In this exercise we will configure an NFS server. With the NFS server we will create a new persistent volume (pv) and a persistent volume claim (pvc) to use it</text:p>
      <text:p text:style-name="Standard"/>
      <text:p text:style-name="Standard">// get this file </text:p>
      <text:p text:style-name="Standard">jerome@master:~$ <text:span text:style-name="T1">cat CreateNFS.sh </text:span></text:p>
      <text:p text:style-name="Standard">#!/bin/bash</text:p>
      <text:p text:style-name="Standard">#/* **************** LFD259:2020-10-15 s_05/CreateNFS.sh **************** */</text:p>
      <text:p text:style-name="Standard">#/*</text:p>
      <text:p text:style-name="Standard"># * The code herein is: Copyright the Linux Foundation, 2020</text:p>
      <text:p text:style-name="Standard"># *</text:p>
      <text:p text:style-name="Standard"># * This Copyright is retained for the purpose of protecting free</text:p>
      <text:p text:style-name="Standard"># * redistribution of source.</text:p>
      <text:p text:style-name="Standard"># *</text:p>
      <text:p text:style-name="Standard"># * <text:s text:c="4"/>URL: <text:s text:c="3"/>https://training.linuxfoundation.org</text:p>
      <text:p text:style-name="Standard"># * <text:s text:c="4"/>email: <text:s/>info@linuxfoundation.org</text:p>
      <text:p text:style-name="Standard"># *</text:p>
      <text:p text:style-name="Standard"># * This code is distributed under Version 2 of the GNU General Public</text:p>
      <text:p text:style-name="Standard"># * License, which you should have received with the source.</text:p>
      <text:p text:style-name="Standard"># *</text:p>
      <text:p text:style-name="Standard"># */</text:p>
      <text:p text:style-name="Standard">sudo apt-get update &amp;&amp; sudo apt-get install -y nfs-kernel-server</text:p>
      <text:p text:style-name="Standard"/>
      <text:p text:style-name="Standard">sudo mkdir /opt/sfw</text:p>
      <text:p text:style-name="Standard"/>
      <text:p text:style-name="Standard">sudo chmod 1777 /opt/sfw/</text:p>
      <text:p text:style-name="Standard"/>
      <text:p text:style-name="Standard">sudo bash -c "echo software &gt; /opt/sfw/hello.txt"</text:p>
      <text:p text:style-name="Standard"/>
      <text:p text:style-name="Standard">sudo bash -c "echo '/opt/sfw/ *(rw,sync,no_root_squash,subtree_check)' &gt;&gt; /etc/exports"</text:p>
      <text:p text:style-name="Standard"/>
      <text:p text:style-name="Standard">sudo exportfs -ra</text:p>
      <text:p text:style-name="Standard"/>
      <text:p text:style-name="Standard">echo</text:p>
      <text:p text:style-name="Standard">echo "Should be ready. Test here and second node"</text:p>
      <text:p text:style-name="Standard">echo</text:p>
      <text:p text:style-name="Standard"/>
      <text:p text:style-name="Standard">sudo showmount -e localhost</text:p>
      <text:p text:style-name="Standard"/>
      <text:p text:style-name="Standard"/>
      <text:p text:style-name="Standard">// run the file in $HOME directory</text:p>
      <text:p text:style-name="Standard">jerome@master:~$<text:span text:style-name="T1"> bash CreateNFS.sh</text:span></text:p>
      <text:p text:style-name="Standard"><text:span text:style-name="T1"/></text:p>
      <text:p text:style-name="P1"><text:span text:style-name="T10"/></text:p>
      <text:p text:style-name="P1"><text:span text:style-name="T10"/></text:p>
      <text:p text:style-name="P1"><text:soft-page-break/><text:span text:style-name="T10">// </text:span><text:span text:style-name="T2">Test by mounting the resource from your second node. Begin by installing the client software</text:span></text:p>
      <text:p text:style-name="P2">jerome@<text:span text:style-name="T11">worker</text:span>:~$ <text:span text:style-name="T1">sudo apt-get -y install nfs-common nfs-kernel-server</text:span></text:p>
      <text:p text:style-name="P2">Reading package lists... Done</text:p>
      <text:p text:style-name="P2">Building dependency tree <text:s text:c="6"/></text:p>
      <text:p text:style-name="P2">Reading state information... Done</text:p>
      <text:p text:style-name="P2">......................... etc ................…</text:p>
      <text:p text:style-name="P2"/>
      <text:p text:style-name="P1"><text:span text:style-name="T10">// </text:span><text:span text:style-name="T2">Test you can see the exported directory using showmount from you second node.</text:span></text:p>
      <text:p text:style-name="P2">jerome@worker:~$ <text:span text:style-name="T1">showmount -e master</text:span></text:p>
      <text:p text:style-name="P2">Export list for master:</text:p>
      <text:p text:style-name="P2">/opt/sfw *</text:p>
      <text:p text:style-name="P2"/>
      <text:p text:style-name="P1"><text:span text:style-name="T10">// </text:span><text:span text:style-name="T2">Mount the directory. Be aware that unless you edit /etc/fstab this is not a persistent mount. Change out the node name for that of your master node</text:span></text:p>
      <text:p text:style-name="P2">jerome@worker:~$ <text:span text:style-name="T1">sudo mount master:/opt/sfw /mnt</text:span></text:p>
      <text:p text:style-name="P2">jerome@worker:~$ <text:span text:style-name="T1">ls -l /mnt</text:span></text:p>
      <text:p text:style-name="P2">total 4</text:p>
      <text:p text:style-name="P2">-rw-r--r-- 1 root root 9 Mar <text:s/>4 09:10 hello.txt</text:p>
      <text:p text:style-name="P2">jerome@worker:~$ </text:p>
      <text:p text:style-name="P2"/>
      <text:p text:style-name="P2">// in the file /home/jerome/LFD259/SOLUTIONS/s_05/Pvol.yaml</text:p>
      <text:p text:style-name="P2">jerome@master:~/LFD259/SOLUTIONS/s_05$ <text:span text:style-name="T1">cat PVol.yaml </text:span></text:p>
      <text:p text:style-name="P2">apiVersion: v1</text:p>
      <text:p text:style-name="P2">kind: PersistentVolume</text:p>
      <text:p text:style-name="P2">metadata:</text:p>
      <text:p text:style-name="P2"><text:s text:c="2"/>name: pvvol-1</text:p>
      <text:p text:style-name="P2">spec:</text:p>
      <text:p text:style-name="P2"><text:s text:c="2"/>capacity:</text:p>
      <text:p text:style-name="P2"><text:s text:c="4"/>storage: 1Gi</text:p>
      <text:p text:style-name="P2"><text:s text:c="2"/>accessModes:</text:p>
      <text:p text:style-name="P2"><text:s text:c="4"/>- ReadWriteMany</text:p>
      <text:p text:style-name="P2"><text:s text:c="2"/>persistentVolumeReclaimPolicy: Retain</text:p>
      <text:p text:style-name="P2"><text:s text:c="2"/>nfs:</text:p>
      <text:p text:style-name="P2"><text:s text:c="4"/>path: /opt/sfw</text:p>
      <text:p text:style-name="P2"><text:s text:c="4"/>server: ckad-1 <text:s text:c="23"/>#&lt;-- Edit to match master node name or IP</text:p>
      <text:p text:style-name="P2"><text:s text:c="4"/>readOnly: false</text:p>
      <text:p text:style-name="P2"/>
      <text:p text:style-name="P2">// GET INFO OF THE NODE MASTER TO EDIT THE PVC FILE</text:p>
      <text:p text:style-name="P2">jerome@master:~/LFD259/SOLUTIONS/s_05$ <text:span text:style-name="T1">$k describe node master</text:span></text:p>
      <text:p text:style-name="P2">Name: <text:s text:c="14"/>master</text:p>
      <text:p text:style-name="P2">Roles: <text:s text:c="13"/>master</text:p>
      <text:p text:style-name="P2">Labels: <text:s text:c="12"/>beta.kubernetes.io/arch=amd64</text:p>
      <text:p text:style-name="P2"><text:s text:c="20"/>beta.kubernetes.io/os=linux</text:p>
      <text:p text:style-name="P2"><text:s text:c="20"/>kubernetes.io/arch=amd64</text:p>
      <text:p text:style-name="P2"><text:s text:c="20"/>kubernetes.io/hostname=master</text:p>
      <text:p text:style-name="P2"><text:s text:c="20"/>kubernetes.io/os=linux</text:p>
      <text:p text:style-name="P2"><text:s text:c="20"/>node-role.kubernetes.io/master=</text:p>
      <text:p text:style-name="P2"><text:soft-page-break/>Annotations: <text:s text:c="7"/>kubeadm.alpha.kubernetes.io/cri-socket: /var/run/dockershim.sock</text:p>
      <text:p text:style-name="P2"><text:s text:c="20"/>node.alpha.kubernetes.io/ttl: 0</text:p>
      <text:p text:style-name="P2"><text:s text:c="20"/>projectcalico.org/IPv4Address: 10.2.0.4/32</text:p>
      <text:p text:style-name="P2"><text:s text:c="20"/>projectcalico.org/IPv4IPIPTunnelAddr: 192.168.219.64</text:p>
      <text:p text:style-name="P2"><text:s text:c="20"/>volumes.kubernetes.io/controller-managed-attach-detach: true</text:p>
      <text:p text:style-name="P2">CreationTimestamp: <text:s/>Thu, 14 Jan 2021 10:22:39 +0000</text:p>
      <text:p text:style-name="P2">Taints: <text:s text:c="12"/>&lt;none&gt;</text:p>
      <text:p text:style-name="P2">Unschedulable: <text:s text:c="5"/>false</text:p>
      <text:p text:style-name="P2">Lease:</text:p>
      <text:p text:style-name="P2"><text:s text:c="2"/>HolderIdentity: <text:s/>master</text:p>
      <text:p text:style-name="P2"><text:s text:c="2"/>AcquireTime: <text:s text:c="4"/>&lt;unset&gt;</text:p>
      <text:p text:style-name="P2"><text:s text:c="2"/>RenewTime: <text:s text:c="6"/>Thu, 04 Mar 2021 09:35:10 +0000</text:p>
      <text:p text:style-name="P2">Conditions:</text:p>
      <text:p text:style-name="P2"><text:s text:c="2"/>Type <text:s text:c="16"/>Status <text:s/>LastHeartbeatTime <text:s text:c="16"/>LastTransitionTime <text:s text:c="15"/>Reason <text:s text:c="22"/>Message</text:p>
      <text:p text:style-name="P2"><text:s text:c="2"/>---- <text:s text:c="16"/>------ <text:s/>----------------- <text:s text:c="16"/>------------------ <text:s text:c="15"/>------ <text:s text:c="22"/>-------</text:p>
      <text:p text:style-name="P2"><text:s text:c="2"/>NetworkUnavailable <text:s text:c="2"/>False <text:s text:c="2"/>Fri, 26 Feb 2021 09:13:45 +0000 <text:s text:c="2"/>Fri, 26 Feb 2021 09:13:45 +0000 <text:s text:c="2"/>CalicoIsUp <text:s text:c="18"/>Calico is running on this node</text:p>
      <text:p text:style-name="P2"><text:s text:c="2"/>MemoryPressure <text:s text:c="6"/>False <text:s text:c="2"/>Thu, 04 Mar 2021 09:30:58 +0000 <text:s text:c="2"/>Thu, 14 Jan 2021 10:22:38 +0000 <text:s text:c="2"/>KubeletHasSufficientMemory <text:s text:c="2"/>kubelet has sufficient memory available</text:p>
      <text:p text:style-name="P2"><text:s text:c="2"/>DiskPressure <text:s text:c="8"/>False <text:s text:c="2"/>Thu, 04 Mar 2021 09:30:58 +0000 <text:s text:c="2"/>Thu, 14 Jan 2021 10:22:38 +0000 <text:s text:c="2"/>KubeletHasNoDiskPressure <text:s text:c="4"/>kubelet has no disk pressure</text:p>
      <text:p text:style-name="P2"><text:s text:c="2"/>PIDPressure <text:s text:c="9"/>False <text:s text:c="2"/>Thu, 04 Mar 2021 09:30:58 +0000 <text:s text:c="2"/>Thu, 14 Jan 2021 10:22:38 +0000 <text:s text:c="2"/>KubeletHasSufficientPID <text:s text:c="5"/>kubelet has sufficient PID available</text:p>
      <text:p text:style-name="P2"><text:s text:c="2"/>Ready <text:s text:c="15"/>True <text:s text:c="3"/>Thu, 04 Mar 2021 09:30:58 +0000 <text:s text:c="2"/>Thu, 14 Jan 2021 10:23:14 +0000 <text:s text:c="2"/>KubeletReady <text:s text:c="16"/>kubelet is posting ready status. AppArmor enabled</text:p>
      <text:p text:style-name="P2">Addresses:</text:p>
      <text:p text:style-name="P2"><text:s text:c="2"/><text:span text:style-name="T11">InternalIP: <text:s/>10.2.0.4</text:span></text:p>
      <text:p text:style-name="P3"><text:s text:c="2"/>Hostname: <text:s text:c="3"/>master</text:p>
      <text:p text:style-name="P2">Capacity:....................…</text:p>
      <text:p text:style-name="P2"/>
      <text:p text:style-name="P1"><text:span text:style-name="T10">// </text:span><text:span text:style-name="T2">Return to the master node and create a YAML file for an object with kind PersistentVolume. The included example file needs an edit to the server: parameter. </text:span><text:span text:style-name="T4">Use the hostname of the master server and the directory you created in the previous step.</text:span><text:span text:style-name="T2"> Only syntax is checked, an incorrect name or directory will not generate an error, but a Pod using the incorrect resource will not start. Note that the accessModes do not currently affect actual access and are typically used as labels instead</text:span></text:p>
      <text:p text:style-name="P2"/>
      <text:p text:style-name="P2">jerome@master:~/LFD259/SOLUTIONS/s_05$ <text:span text:style-name="T1">cat PVol.yaml</text:span> </text:p>
      <text:p text:style-name="P2">apiVersion: v1</text:p>
      <text:p text:style-name="P2">kind: PersistentVolume</text:p>
      <text:p text:style-name="P2">metadata:</text:p>
      <text:p text:style-name="P2"><text:s text:c="2"/>name: pvvol-1</text:p>
      <text:p text:style-name="P2">spec:</text:p>
      <text:p text:style-name="P2"><text:s text:c="2"/>capacity:</text:p>
      <text:p text:style-name="P2"><text:s text:c="4"/>storage: 1Gi</text:p>
      <text:p text:style-name="P2"><text:s text:c="2"/>accessModes:</text:p>
      <text:p text:style-name="P2"><text:s text:c="4"/>- ReadWriteMany</text:p>
      <text:p text:style-name="P2"><text:soft-page-break/><text:s text:c="2"/>persistentVolumeReclaimPolicy: Retain</text:p>
      <text:p text:style-name="P2"><text:s text:c="2"/>nfs:</text:p>
      <text:p text:style-name="P2"><text:s text:c="4"/>path: /opt/sfw</text:p>
      <text:p text:style-name="P2"><text:s text:c="2"/><text:span text:style-name="T11"><text:s text:c="2"/>server: master <text:s text:c="2"/></text:span><text:s/>#&lt;-- Edit to match master node name or IP</text:p>
      <text:p text:style-name="P2"><text:s text:c="4"/>readOnly: false</text:p>
      <text:p text:style-name="P2"/>
      <text:p text:style-name="P1"><text:span text:style-name="T10">// </text:span><text:span text:style-name="T2">Create and verify you have a new 1Gi volume named pvvol-1. Note the status shows as Available. Remember we made two persistent volumes for the image registry earlier</text:span></text:p>
      <text:p text:style-name="P2">jerome@master:~/LFD259/SOLUTIONS/s_05$ <text:span text:style-name="T1">$k create -f PVol.yaml </text:span></text:p>
      <text:p text:style-name="P2">persistentvolume/pvvol-1 created</text:p>
      <text:p text:style-name="P2">jerome@master:~/LFD259/SOLUTIONS/s_05$ <text:span text:style-name="T1">$k get pv</text:span></text:p>
      <text:p text:style-name="P2">NAME <text:s text:c="12"/>CAPACITY <text:s text:c="2"/>ACCESS MODES <text:s text:c="2"/>RECLAIM POLICY <text:s text:c="2"/>STATUS <text:s text:c="5"/>CLAIM <text:s text:c="20"/>STORAGECLASS <text:s text:c="2"/>REASON <text:s text:c="2"/>AGE</text:p>
      <text:p text:style-name="P2"><text:span text:style-name="T11">pvvol-1 <text:s text:c="9"/>1Gi <text:s text:c="7"/>RWX <text:s text:c="11"/>Retain <text:s text:c="10"/>Available <text:s text:c="4"/></text:span><text:s text:c="48"/>10s</text:p>
      <text:p text:style-name="P2">registryvm <text:s text:c="6"/>200Mi <text:s text:c="5"/>RWO <text:s text:c="11"/>Retain <text:s text:c="10"/>Bound <text:s text:c="6"/>default/registry-claim0 <text:s text:c="26"/>6d</text:p>
      <text:p text:style-name="P2">task-pv-volume <text:s text:c="2"/>200Mi <text:s text:c="5"/>RWO <text:s text:c="11"/>Retain <text:s text:c="10"/>Bound <text:s text:c="6"/>default/nginx-claim0 <text:s text:c="3"/></text:p>
      <text:p text:style-name="P2"/>
      <text:p text:style-name="P5"><text:span text:style-name="T10">// Now that we have a new volume we will use a </text:span>persistent volume claim (pvc) to use it in a Pod. We should have two existing claims from our local registry</text:p>
      <text:p text:style-name="P2">jerome@master:~/LFD259/SOLUTIONS/s_05$ <text:span text:style-name="T1">$k get pvc</text:span></text:p>
      <text:p text:style-name="P2">NAME <text:s text:c="13"/>STATUS <text:s text:c="2"/>VOLUME <text:s text:c="10"/>CAPACITY <text:s text:c="2"/>ACCESS MODES <text:s text:c="2"/>STORAGECLASS <text:s text:c="2"/>AGE</text:p>
      <text:p text:style-name="P2">nginx-claim0 <text:s text:c="5"/>Bound <text:s text:c="3"/>task-pv-volume <text:s text:c="2"/>200Mi <text:s text:c="5"/>RWO <text:s text:c="26"/>6d</text:p>
      <text:p text:style-name="P2">registry-claim0 <text:s text:c="2"/>Bound <text:s text:c="3"/>registryvm <text:s text:c="6"/>200Mi <text:s text:c="5"/>RWO <text:s text:c="26"/>6d</text:p>
      <text:p text:style-name="P2"/>
      <text:p text:style-name="P1"><text:span text:style-name="T10">// </text:span><text:span text:style-name="T2">Create or copy a yaml file with the kind PersistentVolumeClaim.</text:span></text:p>
      <text:p text:style-name="P1"><text:span text:style-name="T2">jerome@master:~/LFD259/SOLUTIONS/s_05$ </text:span><text:span text:style-name="T5">cat pvc.yaml </text:span></text:p>
      <text:p text:style-name="P1"><text:span text:style-name="T2">apiVersion: v1</text:span></text:p>
      <text:p text:style-name="P1"><text:span text:style-name="T2">kind: PersistentVolumeClaim</text:span></text:p>
      <text:p text:style-name="P1"><text:span text:style-name="T2">metadata:</text:span></text:p>
      <text:p text:style-name="P1"><text:span text:style-name="T2"><text:s text:c="2"/>name: pvc-one</text:span></text:p>
      <text:p text:style-name="P1"><text:span text:style-name="T2">spec:</text:span></text:p>
      <text:p text:style-name="P1"><text:span text:style-name="T2"><text:s text:c="2"/>accessModes:</text:span></text:p>
      <text:p text:style-name="P1"><text:span text:style-name="T2"><text:s text:c="2"/>- ReadWriteMany</text:span></text:p>
      <text:p text:style-name="P1"><text:span text:style-name="T2"><text:s text:c="2"/>resources:</text:span></text:p>
      <text:p text:style-name="P1"><text:span text:style-name="T2"><text:s text:c="4"/>requests:</text:span></text:p>
      <text:p text:style-name="P1"><text:span text:style-name="T2"><text:s text:c="6"/>storage: 200Mi</text:span></text:p>
      <text:p text:style-name="P2"/>
      <text:p text:style-name="P2">jerome@master:~/LFD259/SOLUTIONS/s_05$ <text:span text:style-name="T1">$k create -f pvc.yaml </text:span></text:p>
      <text:p text:style-name="P2">persistentvolumeclaim/pvc-one created</text:p>
      <text:p text:style-name="P2">jerome@master:~/LFD259/SOLUTIONS/s_05$ <text:span text:style-name="T1">$k get pvc</text:span></text:p>
      <text:p text:style-name="P2">NAME <text:s text:c="13"/>STATUS <text:s text:c="2"/>VOLUME <text:s text:c="10"/>CAPACITY <text:s text:c="2"/>ACCESS MODES <text:s text:c="2"/>STORAGECLASS <text:s text:c="2"/>AGE</text:p>
      <text:p text:style-name="P2">nginx-claim0 <text:s text:c="5"/>Bound <text:s text:c="3"/>task-pv-volume <text:s text:c="2"/>200Mi <text:s text:c="5"/>RWO <text:s text:c="26"/>6d</text:p>
      <text:p text:style-name="P3">pvc-one <text:s text:c="10"/>Bound <text:s text:c="3"/>pvvol-1 <text:s text:c="9"/>1Gi <text:s text:c="7"/>RWX <text:s text:c="26"/>5s</text:p>
      <text:p text:style-name="P2">registry-claim0 <text:s text:c="2"/>Bound <text:s text:c="3"/>registryvm <text:s text:c="6"/>200Mi <text:s text:c="5"/>RWO <text:s text:c="26"/>6d</text:p>
      <text:p text:style-name="P2"><text:soft-page-break/></text:p>
      <text:p text:style-name="P1"><text:span text:style-name="T10">// </text:span><text:span text:style-name="T6">Now look at the status of the physical volume. It should also show as bound</text:span></text:p>
      <text:p text:style-name="P1"><text:span text:style-name="T6">jerome@master:~/LFD259/SOLUTIONS/s_05$ </text:span><text:span text:style-name="T7">$k get pv</text:span></text:p>
      <text:p text:style-name="P1"><text:span text:style-name="T6">NAME <text:s text:c="12"/>CAPACITY <text:s text:c="2"/>ACCESS MODES <text:s text:c="2"/>RECLAIM POLICY <text:s text:c="2"/>STATUS <text:s text:c="2"/>CLAIM <text:s text:c="20"/>STORAGECLASS <text:s text:c="2"/>REASON <text:s text:c="2"/>AGE</text:span></text:p>
      <text:p text:style-name="P1"><text:span text:style-name="T6">pvvol-1 <text:s text:c="9"/>1Gi <text:s text:c="7"/>RWX <text:s text:c="11"/>Retain <text:s text:c="5"/></text:span><text:span text:style-name="T8"><text:s text:c="5"/>Bound <text:s text:c="3"/>default/pvc-one <text:s text:c="9"/></text:span><text:span text:style-name="T6"><text:s text:c="25"/>10m</text:span></text:p>
      <text:p text:style-name="P1"><text:span text:style-name="T6">registryvm <text:s text:c="6"/>200Mi <text:s text:c="5"/>RWO <text:s text:c="11"/>Retain <text:s text:c="10"/>Bound <text:s text:c="3"/>default/registry-claim0 <text:s text:c="26"/>6d</text:span></text:p>
      <text:p text:style-name="P1"><text:span text:style-name="T6">task-pv-volume <text:s text:c="2"/>200Mi <text:s text:c="5"/>RWO <text:s text:c="11"/>Retain <text:s text:c="10"/>Bound <text:s text:c="3"/>default/nginx-claim0 <text:s text:c="29"/>6d</text:span></text:p>
      <text:p text:style-name="P1"><text:span text:style-name="T6"/></text:p>
      <text:p text:style-name="P1"><text:span text:style-name="T6">// </text:span><text:span text:style-name="T9">Edit the </text:span><text:span text:style-name="T2">simpleapp.yaml file to include two new sections. One section for the container while will use the volume mount point, you should have an existing entry for car-vol. The other section adds a volume to the deployment in general, which you can put after the configMap volume section</text:span></text:p>
      <text:p text:style-name="P1"><text:span text:style-name="T6"/></text:p>
      <text:p text:style-name="P1"><text:span text:style-name="T6">spec:</text:span></text:p>
      <text:p text:style-name="P1"><text:span text:style-name="T6"><text:s text:c="6"/>containers:</text:span></text:p>
      <text:p text:style-name="P1"><text:span text:style-name="T6"><text:s text:c="6"/>- image: 10.101.119.14:5000/simpleapp</text:span></text:p>
      <text:p text:style-name="P1"><text:span text:style-name="T6"><text:s text:c="8"/>volumeMounts:</text:span></text:p>
      <text:p text:style-name="P1"><text:span text:style-name="T6"><text:s text:c="8"/>- mountPath: /etc/cars</text:span></text:p>
      <text:p text:style-name="P1"><text:span text:style-name="T6"><text:s text:c="10"/>name: car-vol </text:span></text:p>
      <text:p text:style-name="P1"><text:span text:style-name="T6"><text:s text:c="7"/></text:span><text:span text:style-name="T8"><text:s/>- mountPath: /opt</text:span></text:p>
      <text:p text:style-name="P4"><text:span text:style-name="T6"><text:s text:c="10"/>name: nfs-vol</text:span></text:p>
      <text:p text:style-name="P1"><text:span text:style-name="T6"><text:s text:c="8"/>env: <text:s text:c="13"/></text:span></text:p>
      <text:p text:style-name="P1"><text:span text:style-name="T6"/></text:p>
      <text:p text:style-name="P1"><text:span text:style-name="T6">// that was already present</text:span></text:p>
      <text:p text:style-name="P1"><text:span text:style-name="T6"><text:s/>terminationGracePeriodSeconds: 30</text:span></text:p>
      <text:p text:style-name="P1"><text:span text:style-name="T6"><text:s text:c="6"/>volumes:</text:span></text:p>
      <text:p text:style-name="P1"><text:span text:style-name="T6"><text:s text:c="6"/>- name: car-vol</text:span></text:p>
      <text:p text:style-name="P1"><text:span text:style-name="T6"><text:s text:c="8"/>configMap:</text:span></text:p>
      <text:p text:style-name="P1"><text:span text:style-name="T6"><text:s text:c="10"/>defaultMode: 420</text:span></text:p>
      <text:p text:style-name="P1"><text:span text:style-name="T6"><text:s text:c="10"/>name: fast-car</text:span></text:p>
      <text:p text:style-name="P1"><text:span text:style-name="T6"><text:s text:c="6"/></text:span><text:span text:style-name="T8">- name: nfs-vol</text:span></text:p>
      <text:p text:style-name="P4"><text:span text:style-name="T6"><text:s text:c="8"/>persistentVolumeClaim:</text:span></text:p>
      <text:p text:style-name="P4"><text:span text:style-name="T6"><text:s text:c="10"/>claimName: pvc-one</text:span></text:p>
      <text:p text:style-name="P1"><text:span text:style-name="T6"/></text:p>
      <text:p text:style-name="P1"><text:span text:style-name="T6">// delete then restart deployment</text:span></text:p>
      <text:p text:style-name="P1"><text:span text:style-name="T6"/></text:p>
      <text:p text:style-name="P1"><text:span text:style-name="T6">// </text:span><text:span text:style-name="T9">View the details any of the pods in the deployment, you should see </text:span><text:span text:style-name="T2">nfs-vol mounted under /opt. The use to command line completion with the tab key can be helpful for using a pod name</text:span></text:p>
      <text:p text:style-name="P1"><text:span text:style-name="T2">jerome@master:~/LFD259/SOLUTIONS/s_05/lab$ </text:span><text:span text:style-name="T5">$k describe pod/try1-74687ccc5b-22zd4</text:span></text:p>
      <text:p text:style-name="P1"><text:span text:style-name="T2">.......................</text:span></text:p>
      <text:p text:style-name="P1"><text:span text:style-name="T2"><text:s text:c="4"/>Environment Variables from:</text:span></text:p>
      <text:p text:style-name="P1"><text:span text:style-name="T2"><text:s text:c="6"/>colors <text:s/>ConfigMap <text:s/>Optional: false</text:span></text:p>
      <text:p text:style-name="P1"><text:span text:style-name="T2"><text:s text:c="4"/>Environment:</text:span></text:p>
      <text:p text:style-name="P1"><text:span text:style-name="T2"><text:s text:c="6"/>ilike: <text:s/>&lt;set to the key 'favorite' of config map 'colors'&gt; <text:s/>Optional: false</text:span></text:p>
      <text:p text:style-name="P1"><text:span text:style-name="T2"><text:s text:c="4"/></text:span><text:span text:style-name="T4">Mounts:</text:span></text:p>
      <text:p text:style-name="P4"><text:span text:style-name="T2"><text:s text:c="6"/>/etc/cars from car-vol (rw)</text:span></text:p>
      <text:p text:style-name="P4"><text:span text:style-name="T2"><text:s text:c="6"/>/opt from nfs-vol (rw)</text:span></text:p>
      <text:p text:style-name="P1"><text:span text:style-name="T2"><text:s text:c="6"/>/var/run/secrets/kubernetes.io/serviceaccount from default-token-s4mkn (ro)</text:span></text:p>
      <text:p text:style-name="P1"><text:span text:style-name="T2"><text:s text:c="2"/>goproxy: .............................</text:span></text:p>
      <text:p text:style-name="P1"><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FreeSans1" svg:font-family="FreeSans" style:font-family-generic="swiss"/>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4T16:11:05.955757160</meta:creation-date>
    <meta:generator>LibreOffice/7.1.0.3$Linux_X86_64 LibreOffice_project/10$Build-3</meta:generator>
    <dc:date>2021-03-04T17:04:59.195784269</dc:date>
    <meta:editing-duration>PT23M11S</meta:editing-duration>
    <meta:editing-cycles>5</meta:editing-cycles>
    <meta:document-statistic meta:table-count="0" meta:image-count="0" meta:object-count="0" meta:page-count="5" meta:paragraph-count="184" meta:word-count="1067" meta:character-count="9460" meta:non-whitespace-character-count="6950"/>
  </office:meta>
</office:document-meta>
</file>